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30"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10">
          <table:table-cell table:style-name="ce30"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 When is COS301 paper due?</text:p>
            <text:p>- Finish adding NMD442 blog improvements, including post snippets on index page</text:p>
            <text:p>- Birdman thing</text:p>
            <text:p>- NMD250 Quiz?</text:p>
            <text:p>- Exams tommorow?</text:p>
          </table:table-cell>
          <table:table-cell table:number-columns-repeated="1008"/>
        </table:table-row>
        <table:table-row table:style-name="ro5">
          <table:table-cell table:style-name="ce30"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1" calcext:value-type="float">
            <text:p>1</text:p>
          </table:table-cell>
          <table:table-cell table:formula="of:=SUM([.G2:.G9])" office:value-type="float" office:value="12" calcext:value-type="float">
            <text:p>12</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36" calcext:value-type="float">
            <text:p>336</text:p>
          </table:table-cell>
          <table:table-cell table:formula="of:=SUM([.D13:.I13])" office:value-type="float" office:value="115" calcext:value-type="float">
            <text:p>1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7" calcext:value-type="float">
            <text:p>17</text:p>
          </table:table-cell>
          <table:table-cell table:formula="of:=SUM([.G2:.G10])" office:value-type="float" office:value="32" calcext:value-type="float">
            <text:p>32</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512" calcext:value-type="float">
            <text:p>512</text:p>
          </table:table-cell>
          <table:table-cell table:formula="of:=SUM([.D14:.I14])" office:value-type="float" office:value="253" calcext:value-type="float">
            <text:p>25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0833333333333333" calcext:value-type="float">
            <text:p>0.0833333333333</text:p>
          </table:table-cell>
          <table:table-cell table:formula="of:=([.G13]/[.G16])" office:value-type="float" office:value="1" calcext:value-type="float">
            <text:p>1</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3.291666666667" calcext:value-type="float">
            <text:p>183.291666666667</text:p>
          </table:table-cell>
          <table:table-cell table:formula="of:=SUM([.D17:.I17])" office:value-type="float" office:value="10.2916666666667" calcext:value-type="float">
            <text:p>10.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41666666666667" calcext:value-type="float">
            <text:p>1.4166666666667</text:p>
          </table:table-cell>
          <table:table-cell table:formula="of:=([.G14]/[.G16])" office:value-type="float" office:value="2.66666666666667" calcext:value-type="float">
            <text:p>2.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4.708333333333" calcext:value-type="float">
            <text:p>224.708333333333</text:p>
          </table:table-cell>
          <table:table-cell table:formula="of:=SUM([.D18:.I18])" office:value-type="float" office:value="23.7083333333333" calcext:value-type="float">
            <text:p>23.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16:02:47.694967881</dc:date>
    <meta:creation-date>2016-09-05T22:47:24Z</meta:creation-date>
    <meta:editing-cycles>1629</meta:editing-cycles>
    <meta:editing-duration>P33DT20H34M59S</meta:editing-duration>
    <meta:generator>LibreOffice/5.2.7.2$Linux_X86_64 LibreOffice_project/20m0$Build-2</meta:generator>
    <meta:document-statistic meta:table-count="4" meta:cell-count="4394" meta:object-count="0"/>
  </office:meta>
</office:document-meta>
</file>